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Tahoma2" svg:font-family="Tahoma" style:font-family-generic="swiss"/>
    <style:font-face style:name="IRBadr" svg:font-family="IRBadr" style:font-pitch="variable"/>
    <style:font-face style:name="IRKamran" svg:font-family="IRKamran" style:font-pitch="variable"/>
    <style:font-face style:name="IRTabassom" svg:font-family="IRTabassom" style:font-pitch="variable"/>
    <style:font-face style:name="IRZar" svg:font-family="IRZar" style:font-pitch="variable"/>
    <style:font-face style:name="Liberation Serif1" svg:font-family="'Liberation Serif'" style:font-pitch="variable"/>
    <style:font-face style:name="Tahoma1" svg:font-family="Tah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0" svg:font-family="0"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text-align="justify" style:justify-single-word="false" fo:orphans="0" fo:widows="0" fo:text-indent="0in" style:auto-text-indent="false"/>
      <style:text-properties fo:color="#000000" style:font-name="IRBadr" fo:font-size="18pt" fo:font-style="normal" fo:font-weight="bold" style:letter-kerning="true" style:font-name-asian="0" style:font-size-asian="10pt" style:font-style-asian="normal" style:font-weight-asian="bold" style:font-name-complex="0"/>
    </style:style>
    <style:style style:name="P2" style:family="paragraph" style:parent-style-name="Standard">
      <style:paragraph-properties fo:margin-left="0in" fo:margin-right="0in" fo:text-align="justify" style:justify-single-word="false" fo:orphans="0" fo:widows="0" fo:text-indent="0in" style:auto-text-indent="false"/>
      <style:text-properties fo:color="#000000" style:font-name="IRBadr" fo:font-size="17.5pt" fo:font-style="normal" fo:font-weight="normal" style:letter-kerning="true" style:font-name-asian="0" style:font-size-asian="9.5pt" style:font-style-asian="normal" style:font-weight-asian="normal" style:font-name-complex="0"/>
    </style:style>
    <style:style style:name="P3" style:family="paragraph" style:parent-style-name="Standard">
      <style:paragraph-properties fo:margin-left="0in" fo:margin-right="0in" fo:text-align="justify" style:justify-single-word="false" fo:orphans="0" fo:widows="0" fo:text-indent="0in" style:auto-text-indent="false"/>
      <style:text-properties fo:color="#000000" style:font-name="IRBadr" fo:font-size="16pt" fo:font-style="normal" fo:font-weight="normal" style:letter-kerning="true" style:font-name-asian="0" style:font-size-asian="8pt" style:font-style-asian="normal" style:font-weight-asian="normal" style:font-name-complex="0"/>
    </style:style>
    <style:style style:name="P4" style:family="paragraph" style:parent-style-name="Standard">
      <style:paragraph-properties fo:margin-left="0in" fo:margin-right="0in" fo:text-align="justify" style:justify-single-word="false" fo:orphans="0" fo:widows="0" fo:text-indent="0in" style:auto-text-indent="false"/>
      <style:text-properties fo:color="#000000" style:font-name="IRBadr" fo:font-size="16pt" fo:font-style="normal" fo:font-weight="normal" officeooo:paragraph-rsid="0002f576" style:letter-kerning="true" style:font-name-asian="0" style:font-size-asian="8pt" style:font-style-asian="normal" style:font-weight-asian="normal" style:font-name-complex="0"/>
    </style:style>
    <style:style style:name="P5" style:family="paragraph" style:parent-style-name="Standard">
      <style:paragraph-properties fo:margin-left="0in" fo:margin-right="0in" fo:text-align="justify" style:justify-single-word="false" fo:orphans="0" fo:widows="0" fo:text-indent="0in" style:auto-text-indent="false"/>
      <style:text-properties style:font-name="IRBadr" fo:font-size="20pt"/>
    </style:style>
    <style:style style:name="P6" style:family="paragraph" style:parent-style-name="Standard">
      <style:paragraph-properties fo:margin-left="0in" fo:margin-right="0in" fo:text-align="justify" style:justify-single-word="false" fo:orphans="0" fo:widows="0" fo:text-indent="0in" style:auto-text-indent="false"/>
      <style:text-properties style:font-name="IRBadr" fo:font-size="20pt" style:font-size-asian="8pt"/>
    </style:style>
    <style:style style:name="P7" style:family="paragraph" style:parent-style-name="Standard">
      <style:paragraph-properties fo:margin-left="0in" fo:margin-right="0in" fo:text-align="justify" style:justify-single-word="false" fo:orphans="0" fo:widows="0" fo:text-indent="0in" style:auto-text-indent="false"/>
      <style:text-properties style:font-name="IRBadr" fo:font-size="20pt" fo:font-weight="normal" style:font-weight-asian="normal" style:font-weight-complex="normal"/>
    </style:style>
    <style:style style:name="P8" style:family="paragraph" style:parent-style-name="Standard">
      <style:text-properties style:font-name="IRBadr" fo:font-size="20pt" style:font-size-asian="8pt"/>
    </style:style>
    <style:style style:name="P9" style:family="paragraph" style:parent-style-name="Standard">
      <style:paragraph-properties fo:margin-left="0in" fo:margin-right="0in" fo:text-align="justify" style:justify-single-word="false" fo:orphans="0" fo:widows="0" fo:text-indent="0in" style:auto-text-indent="false"/>
      <style:text-properties style:font-name="IRBadr" fo:font-size="20pt" officeooo:paragraph-rsid="0009c7d7"/>
    </style:style>
    <style:style style:name="P10" style:family="paragraph" style:parent-style-name="Standard">
      <style:paragraph-properties fo:margin-left="0in" fo:margin-right="0in" fo:text-align="justify" style:justify-single-word="false" fo:orphans="0" fo:widows="0" fo:text-indent="0in" style:auto-text-indent="false" style:writing-mode="rl-tb"/>
      <style:text-properties style:font-name="IRBadr" fo:font-size="14pt" officeooo:rsid="0009c7d7" officeooo:paragraph-rsid="0009c7d7" style:font-size-asian="14pt" style:font-name-complex="IRTabassom" style:font-size-complex="14pt"/>
    </style:style>
    <style:style style:name="P11" style:family="paragraph" style:parent-style-name="Standard">
      <style:paragraph-properties fo:margin-left="0in" fo:margin-right="0in" fo:text-align="justify" style:justify-single-word="false" fo:orphans="0" fo:widows="0" fo:text-indent="0in" style:auto-text-indent="false" style:writing-mode="rl-tb"/>
      <style:text-properties style:font-name="IRBadr" fo:font-size="14pt" officeooo:paragraph-rsid="0009c7d7" style:font-size-asian="14pt" style:font-name-complex="IRZar" style:font-size-complex="14pt"/>
    </style:style>
    <style:style style:name="P1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13" style:family="paragraph">
      <style:paragraph-properties fo:margin-left="0in" fo:margin-right="0in" fo:margin-top="0in" fo:margin-bottom="0in" fo:line-height="100%" fo:text-align="end" fo:text-indent="0in" style:text-autospace="ideograph-alpha" style:punctuation-wrap="hanging" style:line-break="strict" style:writing-mode="rl-tb">
        <style:tab-stops/>
      </style:paragraph-properties>
      <style:text-properties fo:hyphenate="false" loext:hyphenation-no-caps="false"/>
    </style:style>
    <style:style style:name="T1" style:family="text">
      <style:text-properties fo:color="#000000" fo:font-size="13.5pt" fo:font-style="italic" fo:font-weight="bold" style:letter-kerning="true" style:font-name-asian="0" style:font-size-asian="5.5pt" style:font-style-asian="italic" style:font-weight-asian="bold" style:font-name-complex="0"/>
    </style:style>
    <style:style style:name="T2" style:family="text">
      <style:text-properties fo:color="#000000" fo:font-size="16.5pt" fo:font-style="normal" fo:font-weight="normal" style:letter-kerning="true" style:font-name-asian="0" style:font-size-asian="8.5pt" style:font-style-asian="normal" style:font-weight-asian="normal" style:font-name-complex="0"/>
    </style:style>
    <style:style style:name="T3" style:family="text">
      <style:text-properties fo:color="#000000" fo:font-size="16.5pt" fo:font-style="italic" fo:font-weight="normal" style:letter-kerning="true" style:font-name-asian="0" style:font-size-asian="8.5pt" style:font-style-asian="italic" style:font-weight-asian="normal" style:font-name-complex="0"/>
    </style:style>
    <style:style style:name="T4" style:family="text">
      <style:text-properties fo:color="#000000" fo:font-size="17.5pt" fo:font-style="normal" fo:font-weight="bold" style:letter-kerning="true" style:font-name-asian="0" style:font-size-asian="9.5pt" style:font-style-asian="normal" style:font-weight-asian="bold" style:font-name-complex="0"/>
    </style:style>
    <style:style style:name="T5" style:family="text">
      <style:text-properties fo:color="#000000" fo:font-size="17.5pt" fo:font-style="normal" fo:font-weight="normal" style:letter-kerning="true" style:font-name-asian="0" style:font-size-asian="9.5pt" style:font-style-asian="normal" style:font-weight-asian="normal"/>
    </style:style>
    <style:style style:name="T6" style:family="text">
      <style:text-properties fo:color="#000000" fo:font-size="17.5pt" fo:font-style="normal" fo:font-weight="normal" style:letter-kerning="true" style:font-name-asian="0" style:font-size-asian="9.5pt" style:font-style-asian="normal" style:font-weight-asian="normal" style:font-name-complex="0"/>
    </style:style>
    <style:style style:name="T7" style:family="text">
      <style:text-properties fo:color="#000000" fo:font-size="17.5pt" fo:font-style="normal" fo:font-weight="normal" style:letter-kerning="true" style:font-name-asian="0" style:font-size-asian="9.5pt" style:font-style-asian="normal" style:font-weight-asian="normal" style:font-name-complex="IRBadr"/>
    </style:style>
    <style:style style:name="T8" style:family="text">
      <style:text-properties fo:color="#000000" fo:font-size="17.5pt" fo:font-style="italic" fo:font-weight="normal" style:letter-kerning="true" style:font-name-asian="0" style:font-size-asian="9.5pt" style:font-style-asian="italic" style:font-weight-asian="normal" style:font-name-complex="0"/>
    </style:style>
    <style:style style:name="T9" style:family="text">
      <style:text-properties fo:color="#000000" fo:font-size="17.5pt" fo:font-style="italic" fo:font-weight="bold" style:letter-kerning="true" style:font-name-asian="0" style:font-size-asian="9.5pt" style:font-style-asian="italic" style:font-weight-asian="bold" style:font-name-complex="0"/>
    </style:style>
    <style:style style:name="T10" style:family="text">
      <style:text-properties fo:color="#000000" fo:font-size="18.5pt" fo:font-style="normal" fo:font-weight="normal" style:letter-kerning="true" style:font-name-asian="0" style:font-size-asian="10.5pt" style:font-style-asian="normal" style:font-weight-asian="normal" style:font-name-complex="0"/>
    </style:style>
    <style:style style:name="T11" style:family="text">
      <style:text-properties fo:color="#000000" fo:font-size="16pt" fo:font-style="normal" fo:font-weight="normal" style:letter-kerning="true" style:font-name-asian="0" style:font-size-asian="8pt" style:font-style-asian="normal" style:font-weight-asian="normal" style:font-name-complex="0"/>
    </style:style>
    <style:style style:name="T12" style:family="text">
      <style:text-properties fo:color="#000000" fo:font-size="16pt" fo:font-style="normal" fo:font-weight="normal" officeooo:rsid="0002f576" style:letter-kerning="true" style:font-name-asian="0" style:font-size-asian="8pt" style:font-style-asian="normal" style:font-weight-asian="normal" style:font-name-complex="0"/>
    </style:style>
    <style:style style:name="T13" style:family="text">
      <style:text-properties fo:color="#000000" fo:font-size="16pt" fo:font-style="normal" fo:font-weight="normal" style:letter-kerning="true" style:font-name-asian="0" style:font-style-asian="normal" style:font-weight-asian="normal" style:font-name-complex="0"/>
    </style:style>
    <style:style style:name="T14" style:family="text">
      <style:text-properties fo:color="#000000" fo:font-size="16pt" fo:font-style="normal" fo:font-weight="normal" officeooo:rsid="0002f576" style:letter-kerning="true" style:font-name-asian="0" style:font-style-asian="normal" style:font-weight-asian="normal" style:font-name-complex="0"/>
    </style:style>
    <style:style style:name="T15" style:family="text">
      <style:text-properties fo:color="#000000" fo:font-size="16pt" fo:font-style="normal" style:letter-kerning="true" style:font-name-asian="0" style:font-size-asian="8pt" style:font-style-asian="normal" style:font-name-complex="0"/>
    </style:style>
    <style:style style:name="T16" style:family="text">
      <style:text-properties fo:color="#000000" fo:font-size="16pt" fo:font-style="normal" officeooo:rsid="0002f576" style:letter-kerning="true" style:font-name-asian="0" style:font-size-asian="8pt" style:font-style-asian="normal" style:font-name-complex="0"/>
    </style:style>
    <style:style style:name="T17" style:family="text">
      <style:text-properties fo:color="#000000" fo:font-size="16pt" fo:font-style="italic" fo:font-weight="normal" style:letter-kerning="true" style:font-name-asian="0" style:font-style-asian="italic" style:font-weight-asian="normal" style:font-name-complex="0"/>
    </style:style>
    <style:style style:name="T18" style:family="text">
      <style:text-properties fo:color="#000000" fo:font-size="16pt" fo:font-style="italic" fo:font-weight="bold" style:letter-kerning="true" style:font-name-asian="0" style:font-size-asian="8pt" style:font-style-asian="italic" style:font-weight-asian="bold" style:font-name-complex="0"/>
    </style:style>
    <style:style style:name="T19" style:family="text">
      <style:text-properties fo:color="#000000" fo:font-size="15pt" fo:font-style="normal" fo:font-weight="normal" style:letter-kerning="true" style:font-name-asian="0" style:font-size-asian="7pt" style:font-style-asian="normal" style:font-weight-asian="normal" style:font-name-complex="0"/>
    </style:style>
    <style:style style:name="T20" style:family="text">
      <style:text-properties fo:color="#000000" fo:font-size="15pt" fo:font-style="normal" fo:font-weight="bold" style:letter-kerning="true" style:font-name-asian="0" style:font-size-asian="7pt" style:font-style-asian="normal" style:font-weight-asian="bold" style:font-name-complex="0"/>
    </style:style>
    <style:style style:name="T21" style:family="text">
      <style:text-properties fo:color="#000000" fo:font-size="15pt" fo:font-style="normal" style:letter-kerning="true" style:font-name-asian="0" style:font-size-asian="7pt" style:font-style-asian="normal" style:font-name-complex="0"/>
    </style:style>
    <style:style style:name="T22" style:family="text">
      <style:text-properties fo:color="#000000" fo:font-size="20.5pt" fo:font-style="normal" fo:font-weight="bold" style:letter-kerning="true" style:font-name-asian="0" style:font-size-asian="12.5pt" style:font-style-asian="normal" style:font-weight-asian="bold" style:font-name-complex="0"/>
    </style:style>
    <style:style style:name="T23" style:family="text">
      <style:text-properties fo:color="#000000" fo:font-size="21.5pt" fo:font-style="normal" fo:font-weight="bold" style:letter-kerning="true" style:font-name-asian="0" style:font-size-asian="13.5pt" style:font-style-asian="normal" style:font-weight-asian="bold" style:font-name-complex="0"/>
    </style:style>
    <style:style style:name="T24" style:family="text">
      <style:text-properties fo:color="#000000" fo:font-size="18pt" fo:font-style="normal" fo:font-weight="normal" style:letter-kerning="true" style:font-name-asian="0" style:font-size-asian="10pt" style:font-style-asian="normal" style:font-weight-asian="normal" style:font-name-complex="0"/>
    </style:style>
    <style:style style:name="T25" style:family="text">
      <style:text-properties fo:color="#000000" fo:font-size="18pt" fo:font-style="normal" fo:font-weight="bold" style:letter-kerning="true" style:font-name-asian="0" style:font-size-asian="10pt" style:font-style-asian="normal" style:font-weight-asian="bold" style:font-name-complex="0"/>
    </style:style>
    <style:style style:name="T26" style:family="text">
      <style:text-properties fo:color="#000000" fo:font-size="18pt" fo:font-style="italic" fo:font-weight="normal" style:letter-kerning="true" style:font-name-asian="0" style:font-size-asian="10pt" style:font-style-asian="italic" style:font-weight-asian="normal" style:font-name-complex="0"/>
    </style:style>
    <style:style style:name="T27" style:family="text">
      <style:text-properties fo:color="#000000" fo:font-size="17pt" fo:font-style="italic" fo:font-weight="bold" style:letter-kerning="true" style:font-name-asian="0" style:font-size-asian="9pt" style:font-style-asian="italic" style:font-weight-asian="bold" style:font-name-complex="0"/>
    </style:style>
    <style:style style:name="T28" style:family="text">
      <style:text-properties fo:color="#000000" fo:font-size="17pt" fo:font-style="normal" fo:font-weight="normal" style:letter-kerning="true" style:font-name-asian="0" style:font-size-asian="9pt" style:font-style-asian="normal" style:font-weight-asian="normal" style:font-name-complex="0"/>
    </style:style>
    <style:style style:name="T29" style:family="text">
      <style:text-properties fo:color="#000000" fo:font-size="17pt" fo:font-style="normal" fo:font-weight="bold" style:letter-kerning="true" style:font-name-asian="0" style:font-size-asian="9pt" style:font-style-asian="normal" style:font-weight-asian="bold" style:font-name-complex="0"/>
    </style:style>
    <style:style style:name="T30" style:family="text">
      <style:text-properties fo:color="#000000" fo:font-style="normal" fo:font-weight="normal" style:letter-kerning="true" style:font-name-asian="0" style:font-style-asian="normal" style:font-weight-asian="normal"/>
    </style:style>
    <style:style style:name="T31" style:family="text">
      <style:text-properties fo:color="#000000" fo:font-style="normal" fo:font-weight="normal" officeooo:rsid="0009d11d" style:letter-kerning="true" style:font-name-asian="0" style:font-style-asian="normal" style:font-weight-asian="normal"/>
    </style:style>
    <style:style style:name="T32" style:family="text">
      <style:text-properties fo:font-variant="normal" fo:text-transform="none" style:use-window-font-color="true" style:text-outline="false" style:text-line-through-style="none" style:text-line-through-type="none" style:text-position="0% 100%" style:font-name="IRKamran" fo:font-size="1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IRKamran" style:font-size-complex="14pt" style:language-complex="fa" style:country-complex="IR"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22">Electrical </text:span><text:span text:style-name="T23">resistivity</text:span></text:p>
      <text:p text:style-name="P1"><office:annotation office:name="__Annotation__254_2459073266" loext:resolved="false"><dc:creator>saeed sarkarati</dc:creator><dc:date>2023-04-10T17:21:17.386035178</dc:date><loext:sender-initials>ss</loext:sender-initials><text:p text:style-name="P12"><text:span text:style-name="T32">Latin</text:span></text:p><text:p text:style-name="P13"><text:span text:style-name="T32">معلم</text:span></text:p></office:annotation>PRAECEPTOR<office:annotation-end office:name="__Annotation__254_2459073266"/></text:p>
      <text:p text:style-name="P9"><text:span text:style-name="T6">-Electrical resistivity is a quantity which, in conjunction with the dimensions, determines the particular resistance of a sample. </text:span></text:p>
      <text:p text:style-name="P11"><text:span text:style-name="T30">- مقاومت الکتریکی کمیتی است که در ارتباط با ابعاد، مقاومت خاص یک نمونه را تعیین می کند.</text:span></text:p>
      <text:p text:style-name="P10"><text:span text:style-name="T30">- مقاو</text:span><text:span text:style-name="T31">م</text:span><text:span text:style-name="T30">ت الکتریکی کمیتی است که با توجَه به ابعاد، مقاومت مشخصه یک نمونه را تعیین می‌کند.</text:span></text:p>
      <text:p text:style-name="P9"><text:span text:style-name="T6">-</text:span><text:span text:style-name="T24">In </text:span><text:span text:style-name="T6">general the resistance </text:span><text:span text:style-name="T27">r </text:span><text:span text:style-name="T6">is found to be proportional to the length </text:span><text:span text:style-name="T8">1 </text:span><text:span text:style-name="T6">of a uniform sample of material and inversely proportional to the area of cross section </text:span><text:span text:style-name="T26">A. </text:span><text:span text:style-name="T6">Thus we usually write </text:span><text:span text:style-name="T26">r ccl/A </text:span><text:span text:style-name="T6">and the resistivity </text:span><text:span text:style-name="T18">p </text:span><text:span text:style-name="T6">is introduced </text:span><text:span text:style-name="T24">as </text:span><text:span text:style-name="T6">a constant of proportionality </text:span><text:span text:style-name="T28">so </text:span><text:span text:style-name="T6">that </text:span><text:span text:style-name="T9">r </text:span><text:span text:style-name="T11">= </text:span><text:span text:style-name="T26">pl/A. </text:span><text:span text:style-name="T6">For certain small specimens of conductors the measured resistivity near the absolute zero of temperature is found to be a function of the specimen size. This phenomenon is met when the wavelength </text:span><text:span text:style-name="T8">h </text:span><text:span text:style-name="T6">associated with the moving electron (defined by </text:span><text:span text:style-name="T26">E </text:span><text:span text:style-name="T11">= </text:span><text:span text:style-name="T26">hc/h, </text:span><text:span text:style-name="T6">where </text:span><text:span text:style-name="T26">E </text:span><text:span text:style-name="T6">is its energy, </text:span><text:span text:style-name="T8">h </text:span><text:span text:style-name="T6">is Plank‘s constant and </text:span><text:span text:style-name="T9">c </text:span><text:span text:style-name="T6">is the speed of light) is comparable with the linear dimensions of the specimen. The units of </text:span><text:span text:style-name="T11">p </text:span><text:span text:style-name="T6">are those appropriate to the function </text:span><text:span text:style-name="T26">rA/l, </text:span><text:span text:style-name="T6">viz. ohm cm or ohm metre. Electrical conductivity </text:span><text:span text:style-name="T1">CT </text:span><text:span text:style-name="T6">is defined to be equal to 1/p and its units are ohm-l cm-1 or ohm-1 m-1. The practice of some writers of referring to such incorrect units as, for example, ‘international ohms per centimetre cube’ </text:span><text:span text:style-name="T24">is </text:span><text:span text:style-name="T6">to be deprecated. Such units and implied definitions are not only meaningless but can mislead the student when interpreting the results of measurements in the laboratory. </text:span></text:p>
      <text:p text:style-name="P5"><text:span text:style-name="T4">Why </text:span><text:span text:style-name="T29">is </text:span><text:span text:style-name="T4">this </text:span><text:span text:style-name="T29">unanswerable?</text:span></text:p>
      <text:p text:style-name="P5"><text:span text:style-name="T26">Advanced level, </text:span><text:span text:style-name="T6">1960</text:span></text:p>
      <text:p text:style-name="P2"><text:tab/>Explain what is meant by the term ‘work function’ in relation to electron emitters.</text:p>
      <text:p text:style-name="P5"><text:span text:style-name="T6"><text:tab/>Calculate the work function in electron volts of a metal for which the photo-electric threshold wavelength is </text:span><text:span text:style-name="T24">2 </text:span><text:span text:style-name="T2">x </text:span><text:span text:style-name="T6">10-6 cm.</text:span></text:p>
      <text:p text:style-name="P5"><text:soft-page-break/><text:span text:style-name="T6"><text:tab/>The work function of tungsten is </text:span><text:span text:style-name="T25">4.5 </text:span><text:span text:style-name="T20">V, </text:span><text:span text:style-name="T6">whereas that of molybdenum is </text:span><text:span text:style-name="T4">4.2 </text:span><text:span text:style-name="T6">v. Calculate the ratio of the thermionic emission from 1 cm2 of molybdenum at the same temperature, assuming that Richardson’s equation for thermionic emission applies.</text:span></text:p>
      <text:p text:style-name="P5"><text:span text:style-name="T26"><text:tab/>Answer on page </text:span><text:span text:style-name="T28">61</text:span></text:p>
      <text:p text:style-name="P2"><text:tab/>The resistivity of a body determines its intrinsic resistance between its contacting surfaces, but when practical measurements of resistance are made, there is a danger that the additional resistance existing at the contacts between the specimen</text:p>
      <text:p text:style-name="P5"><text:span text:style-name="T6">and its leads may give a falsely large value. Thus for the accurate measurement of resistance and hence resistivity, it is necessary to use four leads to the specimen. The two outermost should carry the current and the innermost leads should be potential probes. The measurement of the potential difference between these ‘probes’ by a potentiometric method, involving only infinitesimally small current flow along them when balance is achieved, is not then dependent </text:span><text:span text:style-name="T10">on </text:span><text:span text:style-name="T6">contact resistance, which merely acts to affect the sensitivity of balance.</text:span></text:p>
      <text:p text:style-name="P5"><text:span text:style-name="T6"><text:tab/>For metals the resistivity tends to increase at a moderate rate with increasing temperature and the variation </text:span><text:span text:style-name="T24">is </text:span><text:span text:style-name="T6">often expressed in linear or quadratic form. For alloys the variation is in general somewhat slower. The resistivity of solid materials other than metals and simple alloys which have a metal-like behaviour decreases rapidly as the temperature is raised and in many</text:span></text:p>
      <text:p text:style-name="P5"><text:span text:style-name="T6">cases this variation may be represented by a simple exponential function over wide ranges of temperature. However, the introduction of certain impurities into non-metallic solids can modify </text:span><text:span text:style-name="T3">(a)</text:span><text:span text:style-name="T6">the resistivity, and </text:span><text:span text:style-name="T8">(b)</text:span><text:span text:style-name="T6">the variation of resistivity with temperature. </text:span><text:span text:style-name="T24">In </text:span><text:span text:style-name="T6">some cases the introduction of such impurities can even give rise to some temperature ranges to </text:span><text:span text:style-name="T24">a </text:span><text:span text:style-name="T6">positive temperature coefficient of resistance which would normally be characteristic of a metal.</text:span></text:p>
      <text:p text:style-name="P5"><text:soft-page-break/><text:span text:style-name="T6"><text:tab/>Typical values of the </text:span><text:span text:style-name="T24">room </text:span><text:span text:style-name="T6">temperature resistivity of solid materials are given in the following table, together with the class of solid to which they belong.</text:span></text:p>
      <text:p text:style-name="P5"><text:span text:style-name="T11">Material <text:tab/><text:tab/><text:tab/>Resistivity <text:tab/><text:tab/>Type </text:span><text:span text:style-name="T2">of</text:span></text:p>
      <text:p text:style-name="P3"><text:tab/><text:tab/><text:tab/><text:tab/>(ohm cm) <text:tab/><text:tab/>material</text:p>
      <text:p text:style-name="P5"><text:span text:style-name="T11">Copper <text:tab/><text:tab/><text:tab/>1.5 </text:span><text:span text:style-name="T12">* 10-6</text:span><text:span text:style-name="T19"> <text:tab/><text:tab/></text:span><text:span text:style-name="T11">Metal</text:span></text:p>
      <text:p text:style-name="P6"><text:span text:style-name="T13">Germanium (doped for <text:tab/></text:span><text:span text:style-name="T14">1</text:span><text:span text:style-name="T13"><text:tab/><text:tab/><text:tab/>Impurity semiconductor</text:span></text:p>
      <text:p text:style-name="P4"><text:s text:c="3"/>transistor manufacture</text:p>
      <text:p text:style-name="P6"><text:span text:style-name="T13">Germanium (pure) <text:tab/><text:tab/></text:span><text:span text:style-name="T17">50 <text:tab/><text:tab/><text:tab/></text:span><text:span text:style-name="T13">Intrinsic semiconductor</text:span></text:p>
      <text:p text:style-name="P7"><text:span text:style-name="T15">Quartz <text:tab/><text:tab/><text:tab/>2*</text:span><text:span text:style-name="T16">10+14</text:span><text:span text:style-name="T21"> <text:tab/><text:tab/></text:span><text:span text:style-name="T15">Ionic crystal (insulator</text:span><text:span text:style-name="T16">)</text:span></text:p>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Tahoma2" svg:font-family="Tahoma" style:font-family-generic="swiss"/>
    <style:font-face style:name="IRBadr" svg:font-family="IRBadr" style:font-pitch="variable"/>
    <style:font-face style:name="IRKamran" svg:font-family="IRKamran" style:font-pitch="variable"/>
    <style:font-face style:name="IRTabassom" svg:font-family="IRTabassom" style:font-pitch="variable"/>
    <style:font-face style:name="IRZar" svg:font-family="IRZar" style:font-pitch="variable"/>
    <style:font-face style:name="Liberation Serif1" svg:font-family="'Liberation Serif'" style:font-pitch="variable"/>
    <style:font-face style:name="Tahoma1" svg:font-family="Tah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0" svg:font-family="0"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Tahoma"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Tahoma2"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font-family-complex="Tahoma"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saeed sarkarati</meta:initial-creator>
    <meta:creation-date>2023-04-10T12:46:13.498000000</meta:creation-date>
    <dc:date>2023-04-11T13:49:32.259000000</dc:date>
    <dc:creator>saeed sarkarati</dc:creator>
    <meta:editing-duration>PT3H51M14S</meta:editing-duration>
    <meta:editing-cycles>6</meta:editing-cycles>
    <meta:generator>LibreOffice/6.4.3.2$Windows_X86_64 LibreOffice_project/747b5d0ebf89f41c860ec2a39efd7cb15b54f2d8</meta:generator>
    <meta:document-statistic meta:table-count="0" meta:image-count="0" meta:object-count="0" meta:page-count="3" meta:paragraph-count="24" meta:word-count="647" meta:character-count="4041" meta:non-whitespace-character-count="3377"/>
  </office:meta>
</office:document-meta>
</file>